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2cm" draw:marker-start-width="0.23cm" draw:marker-end-width="0.23cm" draw:fill="none" draw:fill-color="#ffffff" draw:auto-grow-width="true" fo:min-height="0.45cm" fo:min-width="0.585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7.445cm" fo:min-width="18cm"/>
    </style:style>
    <style:style style:name="gr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7.65cm" fo:min-width="18cm"/>
    </style:style>
    <style:style style:name="gr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1.845cm" fo:min-width="18cm"/>
    </style:style>
    <style:style style:name="gr1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6.345cm" fo:min-width="18cm"/>
    </style:style>
    <style:style style:name="gr1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45cm" fo:min-width="18cm"/>
    </style:style>
    <style:style style:name="gr1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2.65cm" fo:min-width="18cm"/>
    </style:style>
    <style:style style:name="gr1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2.645cm" fo:min-width="18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4.35cm" fo:min-width="18cm"/>
    </style:style>
    <style:style style:name="gr1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9.749cm" fo:min-width="18cm"/>
    </style:style>
    <style:style style:name="gr1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4.445cm" fo:min-width="18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5cm" svg:x="11.6cm" svg:y="12.5cm">
          <text:p text:style-name="P1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7cm" svg:y="12.4cm">
          <text:p text:style-name="P1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1cm" svg:x="8.2cm" svg:y="1.9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4.5cm" svg:height="1cm" svg:x="11.5cm" svg:y="15.2cm">
          <text:p text:style-name="P2"><text:span text:style-name="T1">Hunger nimmt zu</text:span></text:p>
          <text:p text:style-name="P2"><text:span text:style-name="T1">Glück nimmt ab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95cm" svg:y1="2.9cm" svg:x2="9.95cm" svg:y2="4.3cm" draw:start-shape="id1" draw:start-glue-point="2" draw:end-shape="id2" draw:end-glue-point="0" svg:d="m9950 2900v1400">
          <text:p/>
        </draw:connector>
        <draw:connector draw:style-name="gr3" draw:text-style-name="P3" draw:layer="layout" svg:x1="9.95cm" svg:y1="8.4cm" svg:x2="9.954cm" svg:y2="9.435cm" draw:start-shape="id3" draw:start-glue-point="8" draw:end-shape="id4" draw:end-glue-point="4" svg:d="m9950 8400v465h4v570">
          <text:p/>
        </draw:connector>
        <draw:connector draw:style-name="gr3" draw:text-style-name="P3" draw:layer="layout" svg:x1="9.954cm" svg:y1="10.316cm" svg:x2="9.943cm" svg:y2="11.8cm" draw:start-shape="id4" draw:start-glue-point="6" draw:end-shape="id5" draw:end-glue-point="4" svg:d="m9954 10316v784h-11v700">
          <text:p/>
        </draw:connector>
        <draw:connector draw:style-name="gr3" draw:text-style-name="P3" draw:layer="layout" svg:x1="11.943cm" svg:y1="13.05cm" svg:x2="13.75cm" svg:y2="15.2cm" draw:start-shape="id5" draw:start-glue-point="7" draw:end-shape="id6" draw:end-glue-point="0" svg:d="m11943 13050h1807v2150">
          <text:p/>
        </draw:connector>
        <draw:custom-shape draw:style-name="gr2" draw:text-style-name="P1" draw:id="id5" draw:layer="layout" svg:width="4cm" svg:height="2.5cm" svg:x="7.943cm" svg:y="11.8cm">
          <text:p text:style-name="P1"><text:span text:style-name="T1">Tamagotchi to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943cm" svg:y1="13.05cm" svg:x2="6.35cm" svg:y2="15.3cm" draw:start-shape="id5" draw:start-glue-point="5" draw:end-shape="id7" draw:end-glue-point="0" svg:d="m7943 13050h-1593v2250">
          <text:p/>
        </draw:connector>
        <draw:custom-shape draw:style-name="gr2" draw:text-style-name="P1" draw:id="id7" draw:layer="layout" svg:width="3.5cm" svg:height="1cm" svg:x="4.6cm" svg:y="15.3cm">
          <text:p text:style-name="P1"><text:span text:style-name="T1">End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4cm" svg:height="1.071cm" svg:x="7.954cm" svg:y="9.329cm">
          <text:p text:style-name="P1"><text:span text:style-name="T1">Aktion auswähl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2" draw:layer="layout" svg:width="5cm" svg:height="1cm" svg:x="15cm" svg:y="1cm">
          <text:p text:style-name="P2"><text:span text:style-name="T1">Tamagotchi Prozessabl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2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.1cm" svg:y="17.8cm">
          <text:p text:style-name="P2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10" draw:layer="layout" svg:width="1cm" svg:height="1cm" svg:x="5cm" svg:y="7.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1cm" svg:height="1cm" svg:x="5cm" svg:y="9.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" draw:layer="layout" svg:width="4.5cm" svg:height="1.5cm" svg:x="7.7cm" svg:y="4.3cm">
          <text:p text:style-name="P2"><text:span text:style-name="T1">Zufallswerte für </text:span></text:p>
          <text:p text:style-name="P2"><text:span text:style-name="T1">Hunger, Gewicht u.</text:span></text:p>
          <text:p text:style-name="P2"><text:span text:style-name="T1">Glück erzeug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95cm" svg:y1="5.8cm" svg:x2="9.95cm" svg:y2="6.9cm" draw:start-shape="id2" draw:start-glue-point="2" draw:end-shape="id3" draw:end-glue-point="5" svg:d="m9950 5800v1100">
          <text:p/>
        </draw:connector>
        <draw:custom-shape draw:style-name="gr2" draw:text-style-name="P1" draw:id="id8" draw:layer="layout" svg:width="1cm" svg:height="1cm" svg:x="5.1cm" svg:y="4.55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1cm" svg:y1="5.057cm" svg:x2="7.7cm" svg:y2="5.05cm" draw:start-shape="id8" draw:start-glue-point="10" draw:end-shape="id2" draw:end-glue-point="3" svg:d="m6100 5057 1600-7">
          <text:p/>
        </draw:connector>
        <draw:connector draw:style-name="gr4" draw:text-style-name="P3" draw:layer="layout" draw:type="line" svg:x1="6cm" svg:y1="9.9cm" svg:x2="7.954cm" svg:y2="9.865cm" draw:start-shape="id9" draw:start-glue-point="10" draw:end-shape="id4" draw:end-glue-point="5" svg:d="m6000 9900 1954-35">
          <text:p/>
        </draw:connector>
        <draw:custom-shape draw:style-name="gr2" draw:text-style-name="P2" draw:layer="layout" svg:width="4cm" svg:height="1cm" svg:x="9.4cm" svg:y="19.7cm">
          <text:p text:style-name="P2"><text:span text:style-name="T1">Ausgab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cm" svg:height="1cm" svg:x="4.5cm" svg:y="19.8cm">
          <text:p text:style-name="P1"><text:span text:style-name="T1">Eingab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2.5cm" svg:height="1cm" svg:x="15cm" svg:y="19.7cm">
          <text:p text:style-name="P2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28cm" svg:height="0.725cm" svg:x="0.998cm" svg:y="20cm">
          <draw:text-box>
            <text:p text:style-name="P4"><text:span text:style-name="T1">Legende:</text:span></text:p>
          </draw:text-box>
        </draw:frame>
        <draw:frame draw:style-name="gr6" draw:text-style-name="P5" draw:layer="layout" svg:width="1.332cm" svg:height="0.725cm" svg:x="18.877cm" svg:y="28.738cm">
          <draw:text-box>
            <text:p text:style-name="P5"><text:span text:style-name="T1"><text:page-number>&lt;Nummer&gt;</text:page-number></text:span><text:span text:style-name="T1">/10</text:span></text:p>
          </draw:text-box>
        </draw:frame>
        <draw:connector draw:style-name="gr4" draw:text-style-name="P3" draw:layer="layout" draw:type="line" svg:x1="6cm" svg:y1="7.6cm" svg:x2="7.887cm" svg:y2="7.65cm" draw:start-shape="id10" draw:start-glue-point="10" draw:end-shape="id3" draw:end-glue-point="9" svg:d="m6000 7600 1887 50">
          <text:p/>
        </draw:connector>
        <draw:connector draw:style-name="gr3" draw:text-style-name="P3" draw:layer="layout" svg:x1="13.75cm" svg:y1="16.2cm" svg:x2="12.013cm" svg:y2="7.65cm" draw:start-shape="id6" draw:start-glue-point="2" draw:end-shape="id3" draw:end-glue-point="6" svg:d="m13750 16200v510h2760v-9060h-4497">
          <text:p/>
        </draw:connector>
        <draw:custom-shape draw:style-name="gr2" draw:text-style-name="P6" draw:id="id3" draw:layer="layout" svg:width="5.5cm" svg:height="1.5cm" svg:x="7.2cm" svg:y="6.9cm">
          <text:p text:style-name="P6"><text:span text:style-name="T2">Ausgabe Tamagotch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cm" svg:height="1cm" svg:x="18cm" svg:y="17.8cm">
          <text:p text:style-name="P2"><text:span text:style-name="T1">Eben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9cm" svg:height="7.695cm" svg:x="1cm" svg:y="21.005cm">
          <draw:text-box>
            <text:p text:style-name="P4"><text:span text:style-name="T1">Notizen:</text:span></text:p>
            <text:p text:style-name="P4"><text:span text:style-name="T1"/></text:p>
          </draw:text-box>
        </draw:frame>
      </draw:page>
      <draw:page draw:name="page2" draw:style-name="dp1" draw:master-page-name="Standard">
        <draw:custom-shape draw:style-name="gr2" draw:text-style-name="P2" draw:id="id12" draw:layer="layout" svg:width="4.5cm" svg:height="1.8cm" svg:x="8cm" svg:y="4.2cm">
          <text:p text:style-name="P7"><text:span text:style-name="T1">Grenzwerte für Gewicht:</text:span></text:p>
          <text:p text:style-name="P7"><text:span text:style-name="T1">Gewicht min. &lt;= 45g ||</text:span><text:span text:style-name="T1"><text:line-break/></text:span><text:span text:style-name="T1">Gewicht max. &gt;= 100g </text:span></text:p>
          <text:p text:style-name="P7"><text:span text:style-name="T1">Gewicht = 47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257cm" svg:y1="3cm" svg:x2="10.25cm" svg:y2="4.2cm" draw:start-shape="id11" draw:start-glue-point="8" draw:end-shape="id12" draw:end-glue-point="0" svg:d="m10257 3000v601h-7v599">
          <text:p/>
        </draw:connector>
        <draw:custom-shape draw:style-name="gr2" draw:text-style-name="P1" draw:id="id11" draw:layer="layout" svg:width="1cm" svg:height="1cm" svg:x="9.757cm" svg:y="2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3" draw:layer="layout" svg:width="4.5cm" svg:height="1.5cm" svg:x="8cm" svg:y="7.1cm">
          <text:p text:style-name="P7"><text:span text:style-name="T1">Grenzwerte für Hunger:</text:span></text:p>
          <text:p text:style-name="P7"><text:span text:style-name="T1">Hunger max. &gt;= 75% ||</text:span></text:p>
          <text:p text:style-name="P7"><text:span text:style-name="T1">Hunger = 70%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5cm" svg:y1="6cm" svg:x2="10.25cm" svg:y2="7.1cm" draw:start-shape="id12" draw:start-glue-point="2" draw:end-shape="id13" draw:end-glue-point="0" svg:d="m10250 6000v1100">
          <text:p/>
        </draw:connector>
        <draw:custom-shape draw:style-name="gr2" draw:text-style-name="P2" draw:id="id14" draw:layer="layout" svg:width="4.5cm" svg:height="2cm" svg:x="8cm" svg:y="9.7cm">
          <text:p text:style-name="P7"><text:span text:style-name="T1">Grenzwerte für Glück:</text:span></text:p>
          <text:p text:style-name="P7"><text:span text:style-name="T1">Glück min. &lt;= 15% ||</text:span></text:p>
          <text:p text:style-name="P7"><text:span text:style-name="T1">Glück max. &gt;= 50%</text:span></text:p>
          <text:p text:style-name="P7"><text:span text:style-name="T1">Glück = 16% 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5cm" svg:y1="8.6cm" svg:x2="10.25cm" svg:y2="9.7cm" draw:start-shape="id13" draw:start-glue-point="2" draw:end-shape="id14" svg:d="m10250 8600v1100">
          <text:p/>
        </draw:connector>
        <draw:custom-shape draw:style-name="gr2" draw:text-style-name="P2" draw:id="id15" draw:layer="layout" svg:width="4.5cm" svg:height="1.5cm" svg:x="8cm" svg:y="12.8cm">
          <text:p text:style-name="P7"><text:span text:style-name="T1">Grenzwerte für Salz:</text:span></text:p>
          <text:p text:style-name="P7"><text:span text:style-name="T1">Totmenge = </text:span></text:p>
          <text:p text:style-name="P7"><text:span text:style-name="T1">Gewicht * 0.0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5cm" svg:y1="11.7cm" svg:x2="10.25cm" svg:y2="12.8cm" draw:start-shape="id14" draw:start-glue-point="2" draw:end-shape="id15" draw:end-glue-point="0" svg:d="m10250 11700v1100">
          <text:p/>
        </draw:connector>
        <draw:custom-shape draw:style-name="gr2" draw:text-style-name="P1" draw:id="id17" draw:layer="layout" svg:width="1cm" svg:height="1cm" svg:x="9.743cm" svg:y="18.4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25cm" svg:y1="14.3cm" svg:x2="10.25cm" svg:y2="15.6cm" draw:start-shape="id15" draw:start-glue-point="2" draw:end-shape="id16" draw:end-glue-point="0" svg:d="m10250 14300v1300">
          <text:p/>
        </draw:connector>
        <draw:custom-shape draw:style-name="gr2" draw:text-style-name="P2" draw:id="id16" draw:layer="layout" svg:width="4.5cm" svg:height="1.5cm" svg:x="8cm" svg:y="15.6cm">
          <text:p text:style-name="P7"><text:span text:style-name="T1">Startwert für Leben:</text:span></text:p>
          <text:p text:style-name="P7"><text:span text:style-name="T1">Leben = 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25cm" svg:y1="17.1cm" svg:x2="10.243cm" svg:y2="18.4cm" draw:start-shape="id16" draw:start-glue-point="2" draw:end-shape="id17" draw:end-glue-point="4" svg:d="m10250 17100v650h-7v650">
          <text:p/>
        </draw:connector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1cm" svg:x="15cm" svg:y="1cm">
          <text:p text:style-name="P7"><text:span text:style-name="T1">Erzeugen von Gewicht, </text:span></text:p>
          <text:p text:style-name="P7"><text:span text:style-name="T1">Hunger, Glück usw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19.9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19.9cm">
          <text:p text:style-name="P7"><text:span text:style-name="T1">Eben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9cm" svg:height="7.9cm" svg:x="1cm" svg:y="20.8cm">
          <draw:text-box>
            <text:p><text:span text:style-name="T1">Notizen:</text:span></text:p>
            <text:p><text:span text:style-name="T1"/></text:p>
          </draw:text-box>
        </draw:frame>
      </draw:page>
      <draw:page draw:name="page3" draw:style-name="dp1" draw:master-page-name="Standard">
        <draw:custom-shape draw:style-name="gr2" draw:text-style-name="P2" draw:id="id19" draw:layer="layout" svg:width="5.5cm" svg:height="3cm" svg:x="6.914cm" svg:y="4.9cm">
          <text:p text:style-name="P7"><text:span text:style-name="T1">Leben</text:span></text:p>
          <text:p text:style-name="P7"><text:span text:style-name="T1">Gewicht</text:span></text:p>
          <text:p text:style-name="P7"><text:span text:style-name="T1">Hunger</text:span></text:p>
          <text:p text:style-name="P7"><text:span text:style-name="T1">Salz</text:span></text:p>
          <text:p text:style-name="P7"><text:span text:style-name="T1">Glüc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21" draw:layer="layout" svg:width="4.5cm" svg:height="0.5cm" svg:x="12.443cm" svg:y="11.4cm">
          <text:p text:style-name="P3"><text:span text:style-name="T1">Hunger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2" draw:layer="layout" svg:width="4.5cm" svg:height="0.5cm" svg:x="12.443cm" svg:y="13.2cm">
          <text:p text:style-name="P3"><text:span text:style-name="T1">Glück -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0" draw:layer="layout" svg:width="3cm" svg:height="2.5cm" svg:x="8.173cm" svg:y="9cm">
          <text:p text:style-name="P3"><text:span text:style-name="T1">Tastendruc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652cm" svg:y1="2.986cm" svg:x2="9.664cm" svg:y2="4.9cm" draw:start-shape="id18" draw:start-glue-point="8" draw:end-shape="id19" draw:end-glue-point="5" svg:d="m9652 2986v958h12v956">
          <text:p/>
        </draw:connector>
        <draw:connector draw:style-name="gr3" draw:text-style-name="P3" draw:layer="layout" svg:x1="9.664cm" svg:y1="7.9cm" svg:x2="9.673cm" svg:y2="9cm" draw:start-shape="id19" draw:start-glue-point="8" draw:end-shape="id20" draw:end-glue-point="4" svg:d="m9664 7900v551h9v549">
          <text:p/>
        </draw:connector>
        <draw:connector draw:style-name="gr3" draw:text-style-name="P3" draw:layer="layout" svg:x1="11.173cm" svg:y1="10.25cm" svg:x2="14.693cm" svg:y2="11.4cm" draw:start-shape="id20" draw:start-glue-point="7" draw:end-shape="id21" draw:end-glue-point="0" svg:d="m11173 10250h3520v1150">
          <text:p/>
        </draw:connector>
        <draw:connector draw:style-name="gr3" draw:text-style-name="P3" draw:layer="layout" svg:x1="14.693cm" svg:y1="11.9cm" svg:x2="14.693cm" svg:y2="13.2cm" draw:start-shape="id21" draw:start-glue-point="2" draw:end-shape="id22" draw:end-glue-point="0" svg:d="m14693 11900v1300">
          <text:p/>
        </draw:connector>
        <draw:custom-shape draw:style-name="gr2" draw:text-style-name="P1" draw:id="id23" draw:layer="layout" svg:width="4cm" svg:height="2.5cm" svg:x="12.7cm" svg:y="15cm">
          <text:p text:style-name="P3"><text:span text:style-name="T1">Hunger &gt;= 75%</text:span><text:span text:style-name="T1"><text:line-break/></text:span><text:span text:style-name="T1">|| Glück &lt;= 15%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93cm" svg:y1="13.7cm" svg:x2="14.7cm" svg:y2="15cm" draw:start-shape="id22" draw:start-glue-point="2" draw:end-shape="id23" draw:end-glue-point="4" svg:d="m14693 13700v650h7v650">
          <text:p/>
        </draw:connector>
        <draw:custom-shape draw:style-name="gr1" draw:text-style-name="P1" draw:layer="layout" svg:width="1.5cm" svg:height="0.5cm" svg:x="11.343cm" svg:y="9.6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173cm" svg:y1="10.25cm" svg:x2="5.193cm" svg:y2="11.5cm" draw:start-shape="id20" draw:start-glue-point="5" draw:end-shape="id24" draw:end-glue-point="5" svg:d="m8173 10250h-2980v1250">
          <text:p/>
        </draw:connector>
        <draw:custom-shape draw:style-name="gr1" draw:text-style-name="P1" draw:layer="layout" svg:width="1.5cm" svg:height="0.5cm" svg:x="6.743cm" svg:y="9.6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7cm" svg:y1="16.25cm" svg:x2="10.191cm" svg:y2="17.6cm" draw:start-shape="id23" draw:start-glue-point="5" draw:end-shape="id25" draw:end-glue-point="0" svg:d="m12700 16250h-2509v1350">
          <text:p/>
        </draw:connector>
        <draw:connector draw:style-name="gr3" draw:text-style-name="P3" draw:layer="layout" draw:line-skew="0.789cm" svg:x1="16.7cm" svg:y1="16.25cm" svg:x2="11.727cm" svg:y2="6.4cm" draw:start-shape="id23" draw:start-glue-point="7" draw:end-shape="id19" draw:end-glue-point="6" svg:d="m16700 16250h1300v-9850h-6273">
          <text:p/>
        </draw:connector>
        <draw:custom-shape draw:style-name="gr1" draw:text-style-name="P1" draw:layer="layout" svg:width="1.5cm" svg:height="0.5cm" svg:x="16.486cm" svg:y="15.401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11.287cm" svg:y="15.601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4" draw:layer="layout" svg:width="5.5cm" svg:height="0.9cm" svg:x="2.443cm" svg:y="11.5cm">
          <text:p text:style-name="P3"><text:span text:style-name="T1">Auswahlmenü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5.193cm" svg:y1="12.4cm" svg:x2="5.186cm" svg:y2="14.05cm" draw:start-shape="id24" draw:start-glue-point="8" draw:end-shape="id26" draw:end-glue-point="4" svg:d="m5193 12400v779h-7v871">
          <text:p/>
        </draw:connector>
        <draw:connector draw:style-name="gr3" draw:text-style-name="P3" draw:layer="layout" draw:line-skew="0.49cm -0.676cm" svg:x1="5.186cm" svg:y1="14.826cm" svg:x2="7.601cm" svg:y2="6.4cm" draw:start-shape="id26" draw:start-glue-point="6" draw:end-shape="id19" draw:end-glue-point="9" svg:d="m5186 14826v1074h-3186v-9500h5601">
          <text:p/>
        </draw:connector>
        <draw:custom-shape draw:style-name="gr2" draw:text-style-name="P1" draw:id="id27" draw:layer="layout" svg:width="4cm" svg:height="3cm" svg:x="8.186cm" svg:y="19.7cm">
          <text:p text:style-name="P3"><text:span text:style-name="T1">Gewicht</text:span></text:p>
          <text:p text:style-name="P3"><text:span text:style-name="T1">&lt;= 45 g || </text:span></text:p>
          <text:p text:style-name="P3"><text:span text:style-name="T1">Hunger &gt;=</text:span></text:p>
          <text:p text:style-name="P3"><text:span text:style-name="T1">100% ||</text:span></text:p>
          <text:p text:style-name="P3"><text:span text:style-name="T1">Glück == 0%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191cm" svg:y1="18.1cm" svg:x2="10.186cm" svg:y2="19.7cm" draw:start-shape="id25" draw:start-glue-point="2" draw:end-shape="id27" draw:end-glue-point="4" svg:d="m10191 18100v800h-5v800">
          <text:p/>
        </draw:connector>
        <draw:connector draw:style-name="gr3" draw:text-style-name="P3" draw:layer="layout" svg:x1="8.186cm" svg:y1="21.2cm" svg:x2="5.186cm" svg:y2="22.672cm" draw:start-shape="id27" draw:start-glue-point="5" draw:end-shape="id28" draw:end-glue-point="5" svg:d="m8186 21200h-3000v1472">
          <text:p/>
        </draw:connector>
        <draw:connector draw:style-name="gr3" draw:text-style-name="P3" draw:layer="layout" svg:x1="5.186cm" svg:y1="23.672cm" svg:x2="5.2cm" svg:y2="25cm" draw:start-shape="id28" draw:start-glue-point="8" draw:end-shape="id29" draw:end-glue-point="4" svg:d="m5186 23672v665h14v663">
          <text:p/>
        </draw:connector>
        <draw:connector draw:style-name="gr3" draw:text-style-name="P3" draw:layer="layout" draw:line-skew="6.075cm -0.49cm" svg:x1="12.186cm" svg:y1="21.2cm" svg:x2="10.352cm" svg:y2="4.9cm" draw:start-shape="id27" draw:start-glue-point="7" draw:end-shape="id19" draw:end-glue-point="4" svg:d="m12186 21200h6814v-17300h-8648v1000">
          <text:p/>
        </draw:connector>
        <draw:custom-shape draw:style-name="gr1" draw:text-style-name="P1" draw:layer="layout" svg:width="1.5cm" svg:height="0.5cm" svg:x="12.1cm" svg:y="20.63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6.8cm" svg:y="20.63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6" draw:layer="layout" svg:width="4cm" svg:height="0.943cm" svg:x="3.186cm" svg:y="13.957cm">
          <text:p text:style-name="P3"><text:span text:style-name="T1">Aktion auswählen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18" draw:layer="layout" svg:width="1cm" svg:height="1cm" svg:x="9.152cm" svg:y="1.986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8" draw:layer="layout" svg:width="5cm" svg:height="1cm" svg:x="2.686cm" svg:y="22.672cm">
          <text:p text:style-name="P3"><text:span text:style-name="T1">Totes Tamagotchi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5cm" svg:height="1cm" svg:x="14.5cm" svg:y="1cm">
          <text:p text:style-name="P8"><text:span text:style-name="T1">Regelwerk und Statusausga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9" draw:layer="layout" svg:width="1cm" svg:height="1cm" svg:x="4.7cm" svg:y="25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frame draw:style-name="gr9" draw:text-style-name="P4" draw:layer="layout" svg:width="19cm" svg:height="2.147cm" svg:x="0.9cm" svg:y="26.505cm">
          <draw:text-box>
            <text:p><text:span text:style-name="T1">Notizen: </text:span></text:p>
            <text:p><text:span text:style-name="T1">Wenn Glück &lt;= 0% dann Glück = 0%, Wenn Glück &gt;= 100% dann Glück =100%</text:span></text:p>
            <text:p><text:span text:style-name="T1">Wenn Hunger &lt;= 0% dann Hunger = 0%, Wenn Hunger &gt;= 100% dann Hunger =100%</text:span></text:p>
            <text:p><text:span text:style-name="T1"/></text:p>
          </draw:text-box>
        </draw:frame>
        <draw:custom-shape draw:style-name="gr2" draw:text-style-name="P1" draw:id="id25" draw:layer="layout" svg:width="4.5cm" svg:height="0.5cm" svg:x="7.941cm" svg:y="17.6cm">
          <text:p text:style-name="P3"><text:span text:style-name="T1">Gewicht -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.1cm" svg:y="25.7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5.7cm">
          <text:p text:style-name="P7"><text:span text:style-name="T1">Ebene 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onnector draw:style-name="gr3" draw:text-style-name="P3" draw:layer="layout" svg:x1="10.257cm" svg:y1="3cm" svg:x2="10.25cm" svg:y2="4.1cm" draw:start-shape="id30" draw:start-glue-point="8" draw:end-shape="id31" draw:end-glue-point="5" svg:d="m10257 3000v551h-7v549">
          <text:p/>
        </draw:connector>
        <draw:custom-shape draw:style-name="gr2" draw:text-style-name="P1" draw:id="id30" draw:layer="layout" svg:width="1cm" svg:height="1cm" svg:x="9.757cm" svg:y="2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25cm" svg:y1="5.6cm" svg:x2="10.246cm" svg:y2="6.719cm" draw:start-shape="id31" draw:start-glue-point="8" draw:end-shape="id32" draw:end-glue-point="4" svg:d="m10250 5600v501h-4v618">
          <text:p/>
        </draw:connector>
        <draw:connector draw:style-name="gr3" draw:text-style-name="P3" draw:layer="layout" svg:x1="10.246cm" svg:y1="7.702cm" svg:x2="10.243cm" svg:y2="8.841cm" draw:start-shape="id32" draw:start-glue-point="6" draw:end-shape="id33" draw:end-glue-point="4" svg:d="m10246 7702v560h-3v579">
          <text:p/>
        </draw:connector>
        <draw:connector draw:style-name="gr3" draw:text-style-name="P3" draw:layer="layout" svg:x1="10.243cm" svg:y1="9.782cm" svg:x2="10.246cm" svg:y2="11.019cm" draw:start-shape="id33" draw:start-glue-point="6" draw:end-shape="id34" draw:end-glue-point="4" svg:d="m10243 9782v604h3v633">
          <text:p/>
        </draw:connector>
        <draw:custom-shape draw:style-name="gr2" draw:text-style-name="P1" draw:id="id38" draw:layer="layout" svg:width="1cm" svg:height="1cm" svg:x="9.743cm" svg:y="20.015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25cm" svg:y1="11.6cm" svg:x2="10.246cm" svg:y2="13.147cm" draw:end-shape="id35" draw:end-glue-point="4" svg:d="m10250 11600v460h-4v1087">
          <text:p/>
        </draw:connector>
        <draw:connector draw:style-name="gr3" draw:text-style-name="P3" draw:layer="layout" svg:x1="10.246cm" svg:y1="14.119cm" svg:x2="10.246cm" svg:y2="15.383cm" draw:start-shape="id35" draw:start-glue-point="6" draw:end-shape="id36" draw:end-glue-point="4" svg:d="m10246 14119v1264">
          <text:p/>
        </draw:connector>
        <draw:connector draw:style-name="gr3" draw:text-style-name="P3" draw:layer="layout" svg:x1="10.246cm" svg:y1="16.311cm" svg:x2="10.246cm" svg:y2="17.632cm" draw:start-shape="id36" draw:start-glue-point="6" draw:end-shape="id37" draw:end-glue-point="4" svg:d="m10246 16311v1321">
          <text:p/>
        </draw:connector>
        <draw:connector draw:style-name="gr3" draw:text-style-name="P3" draw:layer="layout" svg:x1="10.246cm" svg:y1="18.606cm" svg:x2="10.243cm" svg:y2="20.015cm" draw:start-shape="id37" draw:start-glue-point="6" draw:end-shape="id38" draw:end-glue-point="4" svg:d="m10246 18606v751h-3v658">
          <text:p/>
        </draw:connector>
        <draw:custom-shape draw:style-name="gr2" draw:text-style-name="P1" draw:id="id39" draw:layer="layout" svg:width="1cm" svg:height="1cm" svg:x="13.7cm" svg:y="6.692cm">
          <text:p text:style-name="P3"><text:span text:style-name="T1">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2.246cm" svg:y1="7.198cm" svg:x2="13.7cm" svg:y2="7.192cm" draw:start-shape="id32" draw:start-glue-point="7" draw:end-shape="id39" draw:end-glue-point="6" svg:d="m12246 7198h728v-6h726">
          <text:p/>
        </draw:connector>
        <draw:custom-shape draw:style-name="gr2" draw:text-style-name="P1" draw:id="id40" draw:layer="layout" svg:width="1cm" svg:height="1cm" svg:x="13.7cm" svg:y="8.805cm">
          <text:p text:style-name="P3"><text:span text:style-name="T1">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1" draw:layer="layout" svg:width="1cm" svg:height="1cm" svg:x="13.7cm" svg:y="10.995cm">
          <text:p text:style-name="P3"><text:span text:style-name="T1">3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2" draw:layer="layout" svg:width="1cm" svg:height="1cm" svg:x="13.7cm" svg:y="13.137cm">
          <text:p text:style-name="P3"><text:span text:style-name="T1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3" draw:layer="layout" svg:width="1cm" svg:height="1cm" svg:x="13.7cm" svg:y="15.331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4" draw:layer="layout" svg:width="1cm" svg:height="1cm" svg:x="13.7cm" svg:y="17.603cm">
          <text:p text:style-name="P3"><text:span text:style-name="T1">3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2.243cm" svg:y1="9.3cm" svg:x2="13.7cm" svg:y2="9.305cm" draw:start-shape="id33" draw:start-glue-point="7" draw:end-shape="id40" draw:end-glue-point="6" svg:d="m12243 9300h729v5h728">
          <text:p/>
        </draw:connector>
        <draw:connector draw:style-name="gr4" draw:text-style-name="P3" draw:layer="layout" svg:x1="12.246cm" svg:y1="11.5cm" svg:x2="13.7cm" svg:y2="11.495cm" draw:start-shape="id34" draw:start-glue-point="7" draw:end-shape="id41" draw:end-glue-point="6" svg:d="m12246 11500h728v-5h726">
          <text:p/>
        </draw:connector>
        <draw:connector draw:style-name="gr4" draw:text-style-name="P3" draw:layer="layout" svg:x1="12.246cm" svg:y1="13.621cm" svg:x2="13.7cm" svg:y2="13.637cm" draw:start-shape="id35" draw:start-glue-point="7" draw:end-shape="id42" draw:end-glue-point="6" svg:d="m12246 13621h728v16h726">
          <text:p/>
        </draw:connector>
        <draw:connector draw:style-name="gr4" draw:text-style-name="P3" draw:layer="layout" svg:x1="12.246cm" svg:y1="15.836cm" svg:x2="13.7cm" svg:y2="15.831cm" draw:start-shape="id36" draw:start-glue-point="7" draw:end-shape="id43" draw:end-glue-point="6" svg:d="m12246 15836h728v-5h726">
          <text:p/>
        </draw:connector>
        <draw:connector draw:style-name="gr4" draw:text-style-name="P3" draw:layer="layout" svg:x1="12.246cm" svg:y1="18.107cm" svg:x2="13.7cm" svg:y2="18.103cm" draw:start-shape="id37" draw:start-glue-point="7" draw:end-shape="id44" draw:end-glue-point="6" svg:d="m12246 18107h728v-4h726">
          <text:p/>
        </draw:connector>
        <draw:custom-shape draw:style-name="gr2" draw:text-style-name="P2" draw:id="id31" draw:layer="layout" svg:width="5.5cm" svg:height="1.5cm" svg:x="7.5cm" svg:y="4.1cm">
          <text:p text:style-name="P7"><text:span text:style-name="T1">Menüausgab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Übersicht für alle Ak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2" draw:layer="layout" svg:width="4cm" svg:height="1.196cm" svg:x="8.246cm" svg:y="6.6cm">
          <text:p text:style-name="P3"><text:span text:style-name="T1">Versalzen:</text:span></text:p>
          <text:p text:style-name="P3"><text:span text:style-name="T1">Taste == 1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33" draw:layer="layout" svg:width="4cm" svg:height="1.145cm" svg:x="8.243cm" svg:y="8.727cm">
          <text:p text:style-name="P3"><text:span text:style-name="T1">Füttern:</text:span></text:p>
          <text:p text:style-name="P3"><text:span text:style-name="T1">Taste == 2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34" draw:layer="layout" svg:width="4cm" svg:height="1.2cm" svg:x="8.246cm" svg:y="10.9cm">
          <text:p text:style-name="P3"><text:span text:style-name="T1">Trainieren:</text:span></text:p>
          <text:p text:style-name="P3"><text:span text:style-name="T1">Taste == 3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35" draw:layer="layout" svg:width="4cm" svg:height="1.182cm" svg:x="8.246cm" svg:y="13.03cm">
          <text:p text:style-name="P3"><text:span text:style-name="T1">Pflegen:</text:span></text:p>
          <text:p text:style-name="P3"><text:span text:style-name="T1">Taste == 4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36" draw:layer="layout" svg:width="4cm" svg:height="1.129cm" svg:x="8.246cm" svg:y="15.271cm">
          <text:p text:style-name="P3"><text:span text:style-name="T1">Ansehen:</text:span></text:p>
          <text:p text:style-name="P3"><text:span text:style-name="T1">Taste == 5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37" draw:layer="layout" svg:width="4cm" svg:height="1.185cm" svg:x="8.246cm" svg:y="17.514cm">
          <text:p text:style-name="P3"><text:span text:style-name="T1">Auswählen:</text:span></text:p>
          <text:p text:style-name="P3"><text:span text:style-name="T1">Taste == 6 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22.2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2.2cm">
          <text:p text:style-name="P7"><text:span text:style-name="T1">Eben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19cm" svg:height="6.595cm" svg:x="1cm" svg:y="23.105cm">
          <draw:text-box>
            <text:p><text:span text:style-name="T1">Notizen:</text:span></text:p>
            <text:p><text:span text:style-name="T1"/></text:p>
          </draw:text-box>
        </draw:frame>
      </draw:page>
      <draw:page draw:name="page5" draw:style-name="dp1" draw:master-page-name="Standard">
        <draw:custom-shape draw:style-name="gr1" draw:text-style-name="P2" draw:layer="layout" svg:width="2cm" svg:height="1cm" svg:x="1.1cm" svg:y="27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5" draw:layer="layout" svg:width="3cm" svg:height="2.5cm" svg:x="8.157cm" svg:y="7cm">
          <text:p text:style-name="P3"><text:span text:style-name="T1">Salzmenge</text:span></text:p>
          <text:p text:style-name="P3"><text:span text:style-name="T1">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157cm" svg:y1="8.25cm" svg:x2="3.4cm" svg:y2="24.9cm" draw:start-shape="id45" draw:start-glue-point="5" draw:end-shape="id46" draw:end-glue-point="4" svg:d="m8157 8250h-4757v16650">
          <text:p/>
        </draw:connector>
        <draw:connector draw:style-name="gr3" draw:text-style-name="P3" draw:layer="layout" svg:x1="11.157cm" svg:y1="8.25cm" svg:x2="13.408cm" svg:y2="9.757cm" draw:start-shape="id45" draw:start-glue-point="7" draw:end-shape="id47" draw:end-glue-point="0" svg:d="m11157 8250h2251v1507">
          <text:p/>
        </draw:connector>
        <draw:custom-shape draw:style-name="gr2" draw:text-style-name="P1" draw:id="id47" draw:layer="layout" svg:width="5.5cm" svg:height="0.443cm" svg:x="10.658cm" svg:y="9.757cm">
          <text:p text:style-name="P3"><text:span text:style-name="T1">Salz = Salz + Salzme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6" draw:layer="layout" svg:width="1cm" svg:height="1cm" svg:x="2.9cm" svg:y="24.9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3" draw:layer="layout" svg:width="4.4cm" svg:height="0.8cm" svg:x="8.257cm" svg:y="14.4cm">
          <text:p text:style-name="P3"><text:span text:style-name="T1">Glück = Glück - 1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408cm" svg:y1="10.2cm" svg:x2="13.4cm" svg:y2="11.5cm" draw:start-shape="id47" draw:start-glue-point="2" draw:end-shape="id48" draw:end-glue-point="4" svg:d="m13408 10200v652h-8v648">
          <text:p/>
        </draw:connector>
        <draw:connector draw:style-name="gr3" draw:text-style-name="P3" draw:layer="layout" svg:x1="8.957cm" svg:y1="17.807cm" svg:x2="6.4cm" svg:y2="19.257cm" draw:start-shape="id49" draw:start-glue-point="5" draw:end-shape="id50" draw:end-glue-point="0" svg:d="m8957 17807h-2557v1450">
          <text:p/>
        </draw:connector>
        <draw:custom-shape draw:style-name="gr1" draw:text-style-name="P1" draw:layer="layout" svg:width="1.5cm" svg:height="0.5cm" svg:x="11.2cm" svg:y="7.7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6.7cm" svg:y="7.7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9.657cm" svg:y1="3cm" svg:x2="9.657cm" svg:y2="4.349cm" draw:start-shape="id51" draw:start-glue-point="8" draw:end-shape="id52" draw:end-glue-point="4" svg:d="m9657 3000v1349">
          <text:p/>
        </draw:connector>
        <draw:custom-shape draw:style-name="gr2" draw:text-style-name="P1" draw:id="id51" draw:layer="layout" svg:width="1cm" svg:height="1cm" svg:x="9.157cm" svg:y="2cm">
          <text:p text:style-name="P3"><text:span text:style-name="T1">3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9.657cm" svg:y1="5.582cm" svg:x2="9.657cm" svg:y2="7cm" draw:start-shape="id52" draw:start-glue-point="6" svg:d="m9657 5582v1418">
          <text:p/>
        </draw:connector>
        <draw:custom-shape draw:style-name="gr2" draw:text-style-name="P1" draw:id="id52" draw:layer="layout" svg:width="3cm" svg:height="1.5cm" svg:x="8.157cm" svg:y="4.2cm">
          <text:p text:style-name="P3"><text:span text:style-name="T1">Salzmeng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48" draw:layer="layout" svg:width="3cm" svg:height="2.5cm" svg:x="11.9cm" svg:y="11.5cm">
          <text:p text:style-name="P3"><text:span text:style-name="T1">Salz &gt;= 0.50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1.9cm" svg:y1="12.75cm" svg:x2="10.457cm" svg:y2="14.4cm" draw:start-shape="id48" draw:start-glue-point="5" draw:end-shape="id53" draw:end-glue-point="0" svg:d="m11900 12750h-1443v1650">
          <text:p/>
        </draw:connector>
        <draw:custom-shape draw:style-name="gr1" draw:text-style-name="P1" draw:layer="layout" svg:width="1.5cm" svg:height="0.5cm" svg:x="15cm" svg:y="12.2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10.5cm" svg:y="12.1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9" draw:layer="layout" svg:width="3cm" svg:height="2.5cm" svg:x="8.957cm" svg:y="16.557cm">
          <text:p text:style-name="P3"><text:span text:style-name="T1">Salz &gt;= 1.0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457cm" svg:y1="15.2cm" svg:x2="10.457cm" svg:y2="16.557cm" draw:start-shape="id53" draw:start-glue-point="2" draw:end-shape="id49" draw:end-glue-point="4" svg:d="m10457 15200v1357">
          <text:p/>
        </draw:connector>
        <draw:connector draw:style-name="gr3" draw:text-style-name="P3" draw:layer="layout" draw:line-skew="1.532cm 0.089cm" svg:x1="11.957cm" svg:y1="17.807cm" svg:x2="3.4cm" svg:y2="25.9cm" draw:start-shape="id49" draw:start-glue-point="7" draw:end-shape="id46" draw:end-glue-point="8" svg:d="m11957 17807h2043v8693h-10600v-600">
          <text:p/>
        </draw:connector>
        <draw:connector draw:style-name="gr3" draw:text-style-name="P3" draw:layer="layout" draw:line-skew="1.588cm 7.549cm -0.39cm" svg:x1="14.9cm" svg:y1="12.75cm" svg:x2="2.9cm" svg:y2="25.4cm" draw:start-shape="id48" draw:start-glue-point="7" draw:end-shape="id46" draw:end-glue-point="6" svg:d="m14900 12750h2100v14250h-15000v-1600h900">
          <text:p/>
        </draw:connector>
        <draw:custom-shape draw:style-name="gr1" draw:text-style-name="P1" draw:layer="layout" svg:width="1.5cm" svg:height="0.5cm" svg:x="12cm" svg:y="17.201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7.6cm" svg:y="17.201cm">
          <text:p text:style-name="P3"><text:span text:style-name="T1">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54" draw:layer="layout" svg:width="3cm" svg:height="2.5cm" svg:x="8.3cm" svg:y="21.3cm">
          <text:p text:style-name="P3"><text:span text:style-name="T1">Leben =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1.098cm" svg:x1="11.3cm" svg:y1="22.55cm" svg:x2="3.9cm" svg:y2="25.4cm" draw:start-shape="id54" draw:start-glue-point="7" draw:end-shape="id46" draw:end-glue-point="10" svg:d="m11300 22550h1610v2850h-9010">
          <text:p/>
        </draw:connector>
        <draw:custom-shape draw:style-name="gr2" draw:text-style-name="P1" draw:id="id55" draw:layer="layout" svg:width="3cm" svg:height="0.686cm" svg:x="4.641cm" svg:y="23.714cm">
          <text:p text:style-name="P3"><text:span text:style-name="T1">Leben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6.141cm" svg:y1="24.4cm" svg:x2="6.146cm" svg:y2="25.423cm" draw:start-shape="id55" draw:start-glue-point="2" svg:d="m6141 24400v767h5v256">
          <text:p/>
        </draw:connector>
        <draw:custom-shape draw:style-name="gr1" draw:text-style-name="P1" draw:layer="layout" svg:width="1.5cm" svg:height="0.5cm" svg:x="11.4cm" svg:y="22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5cm" svg:x="6.9cm" svg:y="22cm">
          <text:p text:style-name="P3"><text:span text:style-name="T1">j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id="id50" draw:layer="layout" svg:width="3cm" svg:height="0.643cm" svg:x="4.9cm" svg:y="19.257cm">
          <text:p text:style-name="P3"><text:span text:style-name="T1">Leben -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3cm" svg:y1="22.55cm" svg:x2="6.141cm" svg:y2="23.714cm" draw:start-shape="id54" draw:start-glue-point="5" draw:end-shape="id55" draw:end-glue-point="0" svg:d="m8300 22550h-2159v1164">
          <text:p/>
        </draw:connector>
        <draw:connector draw:style-name="gr3" draw:text-style-name="P3" draw:layer="layout" svg:x1="6.4cm" svg:y1="19.9cm" svg:x2="9.8cm" svg:y2="21.3cm" draw:start-shape="id50" draw:start-glue-point="2" draw:end-shape="id54" draw:end-glue-point="4" svg:d="m6400 19900v700h3400v700">
          <text:p/>
        </draw:connector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Tamagotchi versalz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1cm" svg:y="28.74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8cm" svg:y="27cm">
          <text:p text:style-name="P7"><text:span text:style-name="T1">Ebene 3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9cm" svg:height="1.199cm" svg:x="1cm" svg:y="27.805cm">
          <draw:text-box>
            <text:p><text:span text:style-name="T1">Notizen:</text:span></text:p>
            <text:p><text:span text:style-name="T1"/></text:p>
          </draw:text-box>
        </draw:frame>
      </draw:page>
      <draw:page draw:name="page6" draw:style-name="dp1" draw:master-page-name="Standard">
        <draw:connector draw:style-name="gr3" draw:text-style-name="P3" draw:layer="layout" svg:x1="6.957cm" svg:y1="3cm" svg:x2="6.957cm" svg:y2="4.069cm" draw:start-shape="id56" draw:start-glue-point="8" draw:end-shape="id57" draw:end-glue-point="4" svg:d="m6957 3000v1069">
          <text:p/>
        </draw:connector>
        <draw:custom-shape draw:style-name="gr2" draw:text-style-name="P1" draw:id="id56" draw:layer="layout" svg:width="1cm" svg:height="1cm" svg:x="6.457cm" svg:y="2cm">
          <text:p text:style-name="P3"><text:span text:style-name="T1">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8" draw:layer="layout" svg:width="4cm" svg:height="3cm" svg:x="4.957cm" svg:y="5.743cm">
          <text:p text:style-name="P3"><text:span text:style-name="T1">Futter &lt; 0</text:span></text:p>
          <text:p text:style-name="P3"><text:span text:style-name="T1"><text:s/></text:span><text:span text:style-name="T1">|| </text:span></text:p>
          <text:p text:style-name="P3"><text:span text:style-name="T1">Hunger &lt;= 25%</text:span></text:p>
          <text:p text:style-name="P3"><text:span text:style-name="T1">|| </text:span></text:p>
          <text:p text:style-name="P3"><text:span text:style-name="T1">Gewicht &gt;= 86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957cm" svg:y1="7.243cm" svg:x2="2.3cm" svg:y2="24.029cm" draw:start-shape="id58" draw:start-glue-point="5" draw:end-shape="id59" draw:end-glue-point="6" svg:d="m4957 7243h-3167v16786h510">
          <text:p/>
        </draw:connector>
        <draw:connector draw:style-name="gr3" draw:text-style-name="P3" draw:layer="layout" svg:x1="8.957cm" svg:y1="7.243cm" svg:x2="12.45cm" svg:y2="8.2cm" draw:start-shape="id58" draw:start-glue-point="7" draw:end-shape="id60" draw:end-glue-point="0" svg:d="m8957 7243h3493v957">
          <text:p/>
        </draw:connector>
        <draw:custom-shape draw:style-name="gr2" draw:text-style-name="P1" draw:id="id60" draw:layer="layout" svg:width="5.5cm" svg:height="0.5cm" svg:x="9.7cm" svg:y="8.2cm">
          <text:p text:style-name="P3"><text:span text:style-name="T1">Gewicht = Gewicht + Fu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9" draw:layer="layout" svg:width="1cm" svg:height="1cm" svg:x="2.3cm" svg:y="23.529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2" draw:layer="layout" svg:width="4.2cm" svg:height="0.471cm" svg:x="11.3cm" svg:y="22.529cm">
          <text:p text:style-name="P3"><text:span text:style-name="T1">Glück = Glück +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45cm" svg:y1="8.7cm" svg:x2="12.45cm" svg:y2="9.657cm" draw:start-shape="id60" draw:start-glue-point="2" draw:end-shape="id61" draw:end-glue-point="0" svg:d="m12450 8700v957">
          <text:p/>
        </draw:connector>
        <draw:connector draw:style-name="gr3" draw:text-style-name="P3" draw:layer="layout" svg:x1="13.4cm" svg:y1="23cm" svg:x2="3.3cm" svg:y2="24.029cm" draw:start-shape="id62" draw:start-glue-point="2" draw:end-shape="id59" draw:end-glue-point="10" svg:d="m13400 23000v1029h-10100">
          <text:p/>
        </draw:connector>
        <draw:connector draw:style-name="gr3" draw:text-style-name="P3" draw:layer="layout" svg:x1="6.957cm" svg:y1="4.645cm" svg:x2="6.957cm" svg:y2="5.743cm" draw:start-shape="id57" draw:start-glue-point="6" draw:end-shape="id58" draw:end-glue-point="4" svg:d="m6957 4645v1098">
          <text:p/>
        </draw:connector>
        <draw:custom-shape draw:style-name="gr1" draw:text-style-name="P1" draw:layer="layout" svg:width="1.5cm" svg:height="0.4cm" svg:x="8.772cm" svg:y="6.7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3.6cm" svg:y="6.6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7" draw:layer="layout" svg:width="3cm" svg:height="0.7cm" svg:x="5.457cm" svg:y="4cm">
          <text:p text:style-name="P3"><text:span text:style-name="T1">Fütter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63" draw:layer="layout" svg:width="3cm" svg:height="2.314cm" svg:x="14.757cm" svg:y="19.686cm">
          <text:p text:style-name="P3"><text:span text:style-name="T1">Hunger == 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757cm" svg:y1="20.843cm" svg:x2="13.4cm" svg:y2="22.529cm" draw:start-shape="id63" draw:start-glue-point="5" draw:end-shape="id62" draw:end-glue-point="0" svg:d="m14757 20843h-1357v1686">
          <text:p/>
        </draw:connector>
        <draw:connector draw:style-name="gr3" draw:text-style-name="P3" draw:layer="layout" draw:line-skew="0.732cm 0.46cm" svg:x1="17.757cm" svg:y1="20.843cm" svg:x2="2.8cm" svg:y2="24.529cm" draw:start-shape="id63" draw:start-glue-point="7" draw:end-shape="id59" draw:end-glue-point="8" svg:d="m17757 20843h1243v4657h-16200v-971">
          <text:p/>
        </draw:connector>
        <draw:custom-shape draw:style-name="gr1" draw:text-style-name="P1" draw:layer="layout" svg:width="1.372cm" svg:height="0.5cm" svg:x="17.6cm" svg:y="20.3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13.6cm" svg:y="20.257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1" draw:layer="layout" svg:width="5.5cm" svg:height="0.545cm" svg:x="9.7cm" svg:y="9.657cm">
          <text:p text:style-name="P3"><text:span text:style-name="T1">totmenge = Gewicht * 0.00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4" draw:layer="layout" svg:width="3cm" svg:height="2cm" svg:x="10.943cm" svg:y="11.2cm">
          <text:p text:style-name="P3"><text:span text:style-name="T1">Futter &gt;=</text:span></text:p>
          <text:p text:style-name="P3"><text:span text:style-name="T1">9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943cm" svg:y1="12.2cm" svg:x2="8.7cm" svg:y2="13.457cm" draw:start-shape="id64" draw:start-glue-point="5" draw:end-shape="id65" draw:end-glue-point="0" svg:d="m10943 12200h-2243v1257">
          <text:p/>
        </draw:connector>
        <draw:connector draw:style-name="gr3" draw:text-style-name="P3" draw:layer="layout" draw:line-skew="1.046cm" svg:x1="13.943cm" svg:y1="12.2cm" svg:x2="8.711cm" svg:y2="14.723cm" draw:start-shape="id64" draw:start-glue-point="7" svg:d="m13943 12200h1557v2523h-6789">
          <text:p/>
        </draw:connector>
        <draw:custom-shape draw:style-name="gr2" draw:text-style-name="P1" draw:id="id65" draw:layer="layout" svg:width="4cm" svg:height="0.443cm" svg:x="6.7cm" svg:y="13.457cm">
          <text:p text:style-name="P3"><text:span text:style-name="T1">Gewicht = 5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7cm" svg:y1="13.9cm" svg:x2="8.7cm" svg:y2="16.3cm" draw:start-shape="id65" draw:start-glue-point="2" draw:end-shape="id66" draw:end-glue-point="4" svg:d="m8700 13900v2400">
          <text:p/>
        </draw:connector>
        <draw:custom-shape draw:style-name="gr1" draw:text-style-name="P1" draw:layer="layout" svg:width="1.5cm" svg:height="0.4cm" svg:x="13.7cm" svg:y="11.6cm">
          <text:p text:style-name="P3"><text:span text:style-name="T1">n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72cm" svg:height="0.5cm" svg:x="9.828cm" svg:y="11.6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45cm" svg:y1="10.202cm" svg:x2="12.443cm" svg:y2="11.2cm" draw:start-shape="id61" draw:start-glue-point="2" draw:end-shape="id64" draw:end-glue-point="4" svg:d="m12450 10202v499h-7v499">
          <text:p/>
        </draw:connector>
        <draw:custom-shape draw:style-name="gr2" draw:text-style-name="P1" draw:id="id67" draw:layer="layout" svg:width="5.5cm" svg:height="0.5cm" svg:x="13.5cm" svg:y="18.3cm">
          <text:p text:style-name="P3"><text:span text:style-name="T1">Hunger = Hunger - Fu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6" draw:layer="layout" svg:width="3cm" svg:height="2cm" svg:x="7.2cm" svg:y="16.3cm">
          <text:p text:style-name="P3"><text:span text:style-name="T1">Gewicht &gt;=</text:span></text:p>
          <text:p text:style-name="P3"><text:span text:style-name="T1">86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2cm" svg:y1="17.3cm" svg:x2="16.25cm" svg:y2="18.3cm" draw:start-shape="id66" draw:start-glue-point="7" draw:end-shape="id67" draw:end-glue-point="0" svg:d="m10200 17300h6050v1000">
          <text:p/>
        </draw:connector>
        <draw:custom-shape draw:style-name="gr2" draw:text-style-name="P1" draw:id="id68" draw:layer="layout" svg:width="4cm" svg:height="0.5cm" svg:x="2.7cm" svg:y="18.8cm">
          <text:p text:style-name="P3"><text:span text:style-name="T1">Leben - 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2cm" svg:y1="17.3cm" svg:x2="4.7cm" svg:y2="18.8cm" draw:start-shape="id66" draw:start-glue-point="5" draw:end-shape="id68" draw:end-glue-point="0" svg:d="m7200 17300h-2500v1500">
          <text:p/>
        </draw:connector>
        <draw:connector draw:style-name="gr3" draw:text-style-name="P3" draw:layer="layout" svg:x1="4.7cm" svg:y1="19.3cm" svg:x2="11.751cm" svg:y2="17.283cm" draw:start-shape="id68" draw:start-glue-point="2" svg:d="m4700 19300v510h7051v-2527">
          <text:p/>
        </draw:connector>
        <draw:connector draw:style-name="gr3" draw:text-style-name="P3" draw:layer="layout" svg:x1="16.25cm" svg:y1="18.8cm" svg:x2="16.257cm" svg:y2="19.686cm" draw:start-shape="id67" draw:start-glue-point="2" draw:end-shape="id63" draw:end-glue-point="4" svg:d="m16250 18800v443h7v443">
          <text:p/>
        </draw:connector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Tamagotchi fütte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1" draw:layer="layout" svg:width="1.372cm" svg:height="0.5cm" svg:x="10.128cm" svg:y="16.8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6.128cm" svg:y="16.757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.1cm" svg:y="25.7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5.7cm">
          <text:p text:style-name="P7"><text:span text:style-name="T1">Ebene 3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19cm" svg:height="2.9cm" svg:x="1cm" svg:y="26.8cm">
          <draw:text-box>
            <text:p><text:span text:style-name="T1">Notizen:</text:span></text:p>
            <text:p><text:span text:style-name="T1">Wenn Leben &lt;= 1 dann Leben = 1</text:span></text:p>
            <text:p><text:span text:style-name="T1"/></text:p>
          </draw:text-box>
        </draw:frame>
      </draw:page>
      <draw:page draw:name="page7" draw:style-name="dp1" draw:master-page-name="Standard">
        <draw:connector draw:style-name="gr3" draw:text-style-name="P3" draw:layer="layout" svg:x1="8.457cm" svg:y1="3cm" svg:x2="8.457cm" svg:y2="4.21cm" draw:start-shape="id69" draw:start-glue-point="8" draw:end-shape="id70" draw:end-glue-point="4" svg:d="m8457 3000v1210">
          <text:p/>
        </draw:connector>
        <draw:custom-shape draw:style-name="gr2" draw:text-style-name="P1" draw:id="id69" draw:layer="layout" svg:width="1cm" svg:height="1cm" svg:x="7.957cm" svg:y="2cm">
          <text:p text:style-name="P3"><text:span text:style-name="T1">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1" draw:layer="layout" svg:width="4cm" svg:height="3cm" svg:x="6.457cm" svg:y="6.243cm">
          <text:p text:style-name="P3"><text:span text:style-name="T1">Rrunde</text:span></text:p>
          <text:p text:style-name="P3"><text:span text:style-name="T1"><text:s/></text:span><text:span text:style-name="T1">&lt;= 0</text:span></text:p>
          <text:p text:style-name="P3"><text:span text:style-name="T1">|| </text:span></text:p>
          <text:p text:style-name="P3"><text:span text:style-name="T1">Gewicht &lt;= </text:span></text:p>
          <text:p text:style-name="P3"><text:span text:style-name="T1">15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7cm" svg:y1="7.743cm" svg:x2="5cm" svg:y2="24.4cm" draw:start-shape="id71" draw:start-glue-point="5" draw:end-shape="id72" draw:end-glue-point="6" svg:d="m6457 7743h-1967v16657h510">
          <text:p/>
        </draw:connector>
        <draw:connector draw:style-name="gr3" draw:text-style-name="P3" draw:layer="layout" svg:x1="10.457cm" svg:y1="7.743cm" svg:x2="11.964cm" svg:y2="9.223cm" draw:start-shape="id71" draw:start-glue-point="7" draw:end-shape="id73" draw:end-glue-point="0" svg:d="m10457 7743h1507v1480">
          <text:p/>
        </draw:connector>
        <draw:custom-shape draw:style-name="gr2" draw:text-style-name="P1" draw:id="id73" draw:layer="layout" svg:width="5.5cm" svg:height="0.677cm" svg:x="9.214cm" svg:y="9.223cm">
          <text:p text:style-name="P3"><text:span text:style-name="T1">Gewicht = Gewicht - Run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2" draw:layer="layout" svg:width="1cm" svg:height="1cm" svg:x="5cm" svg:y="23.9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1.964cm" svg:y1="9.9cm" svg:x2="11.964cm" svg:y2="11.014cm" draw:start-shape="id73" draw:start-glue-point="2" draw:end-shape="id74" draw:end-glue-point="0" svg:d="m11964 9900v1114">
          <text:p/>
        </draw:connector>
        <draw:connector draw:style-name="gr3" draw:text-style-name="P3" draw:layer="layout" svg:x1="8.457cm" svg:y1="4.898cm" svg:x2="8.457cm" svg:y2="6.243cm" draw:start-shape="id70" draw:start-glue-point="6" draw:end-shape="id71" draw:end-glue-point="4" svg:d="m8457 4898v1345">
          <text:p/>
        </draw:connector>
        <draw:custom-shape draw:style-name="gr1" draw:text-style-name="P1" draw:layer="layout" svg:width="1.5cm" svg:height="0.4cm" svg:x="10.272cm" svg:y="7.2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5cm" svg:x="5cm" svg:y="7.1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0" draw:layer="layout" svg:width="3cm" svg:height="0.837cm" svg:x="6.957cm" svg:y="4.127cm">
          <text:p text:style-name="P3"><text:span text:style-name="T1">Rund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74" draw:layer="layout" svg:width="5.5cm" svg:height="0.686cm" svg:x="9.214cm" svg:y="11.014cm">
          <text:p text:style-name="P3"><text:span text:style-name="T1">totmenge = Gewicht * 0.0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964cm" svg:y1="11.7cm" svg:x2="11.957cm" svg:y2="12.9cm" draw:start-shape="id74" draw:start-glue-point="2" draw:end-shape="id75" draw:end-glue-point="4" svg:d="m11964 11700v600h-7v600">
          <text:p/>
        </draw:connector>
        <draw:custom-shape draw:style-name="gr2" draw:text-style-name="P1" draw:id="id75" draw:layer="layout" svg:width="3cm" svg:height="2.5cm" svg:x="10.457cm" svg:y="12.9cm">
          <text:p text:style-name="P3"><text:span text:style-name="T1">Runde &gt;=</text:span></text:p>
          <text:p text:style-name="P3"><text:span text:style-name="T1"><text:s/></text:span><text:span text:style-name="T1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457cm" svg:y1="14.15cm" svg:x2="15.6cm" svg:y2="20.2cm" draw:start-shape="id75" draw:start-glue-point="7" draw:end-shape="id76" draw:end-glue-point="4" svg:d="m13457 14150h2143v6050">
          <text:p/>
        </draw:connector>
        <draw:custom-shape draw:style-name="gr2" draw:text-style-name="P1" draw:id="id77" draw:layer="layout" svg:width="3cm" svg:height="0.943cm" svg:x="6.9cm" svg:y="15.357cm">
          <text:p text:style-name="P3"><text:span text:style-name="T1">Hunger = </text:span></text:p>
          <text:p text:style-name="P3"><text:span text:style-name="T1">Hunger + 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457cm" svg:y1="14.15cm" svg:x2="8.4cm" svg:y2="15.357cm" draw:start-shape="id75" draw:start-glue-point="5" draw:end-shape="id77" draw:end-glue-point="0" svg:d="m10457 14150h-2057v1207">
          <text:p/>
        </draw:connector>
        <draw:connector draw:style-name="gr3" draw:text-style-name="P3" draw:layer="layout" svg:x1="8.4cm" svg:y1="16.3cm" svg:x2="8.4cm" svg:y2="17.357cm" draw:start-shape="id77" draw:start-glue-point="2" draw:end-shape="id78" draw:end-glue-point="0" svg:d="m8400 16300v1057">
          <text:p/>
        </draw:connector>
        <draw:custom-shape draw:style-name="gr1" draw:text-style-name="P1" draw:layer="layout" svg:width="1.5cm" svg:height="0.4cm" svg:x="13.416cm" svg:y="13.671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9.044cm" svg:y="13.571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8" draw:layer="layout" svg:width="4cm" svg:height="0.943cm" svg:x="6.4cm" svg:y="17.357cm">
          <text:p text:style-name="P3"><text:span text:style-name="T1">Glück = </text:span></text:p>
          <text:p text:style-name="P3"><text:span text:style-name="T1">Glück + 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6" draw:layer="layout" svg:width="3.8cm" svg:height="3.3cm" svg:x="13.7cm" svg:y="20.2cm">
          <text:p text:style-name="P3"><text:span text:style-name="T1">Glück </text:span></text:p>
          <text:p text:style-name="P3"><text:span text:style-name="T1">&gt;= 90% </text:span></text:p>
          <text:p text:style-name="P3"><text:span text:style-name="T1">&amp;&amp; </text:span></text:p>
          <text:p text:style-name="P3"><text:span text:style-name="T1">Hunger &lt;=</text:span></text:p>
          <text:p text:style-name="P3"><text:span text:style-name="T1"><text:s/></text:span><text:span text:style-name="T1">25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7cm" svg:y1="21.85cm" svg:x2="11.25cm" svg:y2="23.157cm" draw:start-shape="id76" draw:start-glue-point="5" draw:end-shape="id79" svg:d="m13700 21850h-2450v1307">
          <text:p/>
        </draw:connector>
        <draw:custom-shape draw:style-name="gr2" draw:text-style-name="P1" draw:id="id79" draw:layer="layout" svg:width="3.5cm" svg:height="0.543cm" svg:x="9.5cm" svg:y="23.157cm">
          <text:p text:style-name="P3"><text:span text:style-name="T1">Leben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0.989cm 0.303cm" svg:x1="17.5cm" svg:y1="21.85cm" svg:x2="5.5cm" svg:y2="24.9cm" draw:start-shape="id76" draw:start-glue-point="7" draw:end-shape="id72" draw:end-glue-point="8" svg:d="m17500 21850h1500v3864h-13500v-814">
          <text:p/>
        </draw:connector>
        <draw:connector draw:style-name="gr3" draw:text-style-name="P3" draw:layer="layout" svg:x1="11.25cm" svg:y1="23.7cm" svg:x2="6cm" svg:y2="24.4cm" draw:start-shape="id79" draw:start-glue-point="2" draw:end-shape="id72" draw:end-glue-point="10" svg:d="m11250 23700v700h-5250">
          <text:p/>
        </draw:connector>
        <draw:custom-shape draw:style-name="gr1" draw:text-style-name="P1" draw:layer="layout" svg:width="1.5cm" svg:height="0.4cm" svg:x="17.4cm" svg:y="21.3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12.328cm" svg:y="21.2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Tamagotchi trainie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25.9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5.9cm">
          <text:p text:style-name="P7"><text:span text:style-name="T1">Ebene 3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19cm" svg:height="2.895cm" svg:x="1cm" svg:y="26.805cm">
          <draw:text-box>
            <text:p><text:span text:style-name="T1">Notizen:</text:span></text:p>
            <text:p><text:span text:style-name="T1">Wenn Leben &gt;= 15 dann Leben = 15</text:span></text:p>
          </draw:text-box>
        </draw:frame>
        <draw:connector draw:style-name="gr14" draw:text-style-name="P3" draw:layer="layout" draw:line-skew="0.099cm" svg:x1="8.4cm" svg:y1="18.3cm" svg:x2="15.63cm" svg:y2="18.992cm" draw:start-shape="id78" draw:start-glue-point="2" svg:d="m8400 18300v700h7230v-8">
          <text:p/>
        </draw:connector>
      </draw:page>
      <draw:page draw:name="page8" draw:style-name="dp1" draw:master-page-name="Standard">
        <draw:connector draw:style-name="gr3" draw:text-style-name="P3" draw:layer="layout" svg:x1="8.457cm" svg:y1="3cm" svg:x2="8.457cm" svg:y2="4.18cm" draw:start-shape="id80" draw:start-glue-point="8" draw:end-shape="id81" draw:end-glue-point="4" svg:d="m8457 3000v1180">
          <text:p/>
        </draw:connector>
        <draw:custom-shape draw:style-name="gr2" draw:text-style-name="P1" draw:id="id80" draw:layer="layout" svg:width="1cm" svg:height="1cm" svg:x="7.957cm" svg:y="2cm">
          <text:p text:style-name="P3"><text:span text:style-name="T1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2" draw:layer="layout" svg:width="4cm" svg:height="3cm" svg:x="6.457cm" svg:y="6.243cm">
          <text:p text:style-name="P3"><text:span text:style-name="T1">Pflege &lt;= 0</text:span></text:p>
          <text:p text:style-name="P3"><text:span text:style-name="T1"><text:s/></text:span><text:span text:style-name="T1">|| </text:span></text:p>
          <text:p text:style-name="P3"><text:span text:style-name="T1">Glück &gt;= 50%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7cm" svg:y1="7.743cm" svg:x2="5cm" svg:y2="21.7cm" draw:start-shape="id82" draw:start-glue-point="5" draw:end-shape="id83" draw:end-glue-point="6" svg:d="m6457 7743h-1967v13957h510">
          <text:p/>
        </draw:connector>
        <draw:connector draw:style-name="gr3" draw:text-style-name="P3" draw:layer="layout" svg:x1="10.457cm" svg:y1="7.743cm" svg:x2="11.957cm" svg:y2="9.3cm" draw:start-shape="id82" draw:start-glue-point="7" draw:end-shape="id84" draw:end-glue-point="4" svg:d="m10457 7743h1500v1557">
          <text:p/>
        </draw:connector>
        <draw:custom-shape draw:style-name="gr2" draw:text-style-name="P1" draw:id="id83" draw:layer="layout" svg:width="1cm" svg:height="1cm" svg:x="5cm" svg:y="21.2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8.457cm" svg:y1="4.847cm" svg:x2="8.457cm" svg:y2="6.243cm" draw:start-shape="id81" draw:start-glue-point="6" draw:end-shape="id82" draw:end-glue-point="4" svg:d="m8457 4847v1396">
          <text:p/>
        </draw:connector>
        <draw:custom-shape draw:style-name="gr1" draw:text-style-name="P1" draw:layer="layout" svg:width="1.5cm" svg:height="0.4cm" svg:x="10.272cm" svg:y="7.2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5.1cm" svg:y="7.1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81" draw:layer="layout" svg:width="3cm" svg:height="0.811cm" svg:x="6.957cm" svg:y="4.1cm">
          <text:p text:style-name="P3"><text:span text:style-name="T1">Pfleg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id="id84" draw:layer="layout" svg:width="3cm" svg:height="2.5cm" svg:x="10.457cm" svg:y="9.3cm">
          <text:p text:style-name="P3"><text:span text:style-name="T1">Pflege &gt;=</text:span></text:p>
          <text:p text:style-name="P3"><text:span text:style-name="T1"><text:s/></text:span><text:span text:style-name="T1">10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0.958cm" svg:x1="13.457cm" svg:y1="10.55cm" svg:x2="14.532cm" svg:y2="15.428cm" draw:start-shape="id84" draw:start-glue-point="7" draw:end-shape="id85" draw:end-glue-point="1" svg:d="m13457 10550h2543v4878h-1468">
          <text:p/>
        </draw:connector>
        <draw:custom-shape draw:style-name="gr2" draw:text-style-name="P1" draw:id="id86" draw:layer="layout" svg:width="3cm" svg:height="0.643cm" svg:x="6.9cm" svg:y="12.257cm">
          <text:p text:style-name="P3"><text:span text:style-name="T1">Pflege = 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457cm" svg:y1="10.55cm" svg:x2="8.4cm" svg:y2="12.257cm" draw:start-shape="id84" draw:start-glue-point="5" draw:end-shape="id86" draw:end-glue-point="0" svg:d="m10457 10550h-2057v1707">
          <text:p/>
        </draw:connector>
        <draw:connector draw:style-name="gr3" draw:text-style-name="P3" draw:layer="layout" draw:line-skew="0.222cm" svg:x1="8.4cm" svg:y1="12.9cm" svg:x2="11.982cm" svg:y2="15.057cm" draw:start-shape="id86" draw:start-glue-point="2" draw:end-shape="id85" draw:end-glue-point="0" svg:d="m8400 12900v1300h3582v857">
          <text:p/>
        </draw:connector>
        <draw:custom-shape draw:style-name="gr1" draw:text-style-name="P1" draw:layer="layout" svg:width="1.5cm" svg:height="0.4cm" svg:x="13.416cm" svg:y="9.971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9.044cm" svg:y="9.871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87" draw:layer="layout" svg:width="3cm" svg:height="2.5cm" svg:x="10.486cm" svg:y="17.1cm">
          <text:p text:style-name="P3"><text:span text:style-name="T1">Glück &gt;=</text:span></text:p>
          <text:p text:style-name="P3"><text:span text:style-name="T1"><text:s/></text:span><text:span text:style-name="T1">10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486cm" svg:y1="18.35cm" svg:x2="8.3cm" svg:y2="19.557cm" draw:start-shape="id87" draw:start-glue-point="5" draw:end-shape="id88" draw:end-glue-point="0" svg:d="m10486 18350h-2186v1207">
          <text:p/>
        </draw:connector>
        <draw:custom-shape draw:style-name="gr2" draw:text-style-name="P1" draw:id="id85" draw:layer="layout" svg:width="5.1cm" svg:height="0.743cm" svg:x="9.432cm" svg:y="15.057cm">
          <text:p text:style-name="P3"><text:span text:style-name="T1">Glück = Glück + Pfleg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982cm" svg:y1="15.8cm" svg:x2="11.986cm" svg:y2="17.1cm" draw:start-shape="id85" draw:start-glue-point="2" draw:end-shape="id87" draw:end-glue-point="4" svg:d="m11982 15800v650h4v650">
          <text:p/>
        </draw:connector>
        <draw:custom-shape draw:style-name="gr2" draw:text-style-name="P1" draw:id="id88" draw:layer="layout" svg:width="3cm" svg:height="0.743cm" svg:x="6.8cm" svg:y="19.557cm">
          <text:p text:style-name="P3"><text:span text:style-name="T1">Glück = 100%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3cm" svg:y1="20.3cm" svg:x2="6cm" svg:y2="21.7cm" draw:start-shape="id88" draw:start-glue-point="2" draw:end-shape="id83" draw:end-glue-point="10" svg:d="m8300 20300v1400h-2300">
          <text:p/>
        </draw:connector>
        <draw:connector draw:style-name="gr3" draw:text-style-name="P3" draw:layer="layout" draw:line-skew="2.003cm 0.289cm" svg:x1="13.486cm" svg:y1="18.35cm" svg:x2="5.5cm" svg:y2="22.2cm" draw:start-shape="id87" draw:start-glue-point="7" draw:end-shape="id83" draw:end-glue-point="8" svg:d="m13486 18350h2514v4650h-10500v-800">
          <text:p/>
        </draw:connector>
        <draw:custom-shape draw:style-name="gr1" draw:text-style-name="P1" draw:layer="layout" svg:width="1.5cm" svg:height="0.4cm" svg:x="13.272cm" svg:y="17.8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9.1cm" svg:y="17.7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Tamagotchi pfle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1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23.3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3.3cm">
          <text:p text:style-name="P7"><text:span text:style-name="T1">Ebene 3.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19cm" svg:height="4.6cm" svg:x="1cm" svg:y="24.1cm">
          <draw:text-box>
            <text:p><text:span text:style-name="T1">Notizen:</text:span></text:p>
            <text:p><text:span text:style-name="T1"/></text:p>
          </draw:text-box>
        </draw:frame>
      </draw:page>
      <draw:page draw:name="page9" draw:style-name="dp1" draw:master-page-name="Standard">
        <draw:custom-shape draw:style-name="gr1" draw:text-style-name="P1" draw:layer="layout" svg:width="1.172cm" svg:height="0.4cm" svg:x="9.7cm" svg:y="10.2cm">
          <text:p text:style-name="P1"><text:span text:style-name="T1">ne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9cm" svg:y1="3.1cm" svg:x2="7.9cm" svg:y2="4.519cm" draw:start-shape="id89" draw:start-glue-point="8" svg:d="m7900 3100v1419">
          <text:p/>
        </draw:connector>
        <draw:custom-shape draw:style-name="gr2" draw:text-style-name="P1" draw:id="id89" draw:layer="layout" svg:width="1cm" svg:height="1cm" svg:x="7.4cm" svg:y="2.1cm">
          <text:p text:style-name="P1"><text:span text:style-name="T1">3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0" draw:layer="layout" svg:width="3cm" svg:height="1.2cm" svg:x="6.42cm" svg:y="4.4cm">
          <text:p text:style-name="P1"><text:span text:style-name="T1">Avatar</text:span></text:p>
          <text:p text:style-name="P1"><text:span text:style-name="T1">auswähl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3" draw:layer="layout" svg:x1="7.92cm" svg:y1="5.505cm" svg:x2="7.92cm" svg:y2="9.6cm" draw:start-shape="id90" draw:start-glue-point="6" draw:end-shape="id91" draw:end-glue-point="4" svg:d="m7920 5505v4095">
          <text:p/>
        </draw:connector>
        <draw:connector draw:style-name="gr3" draw:text-style-name="P3" draw:layer="layout" svg:x1="6.42cm" svg:y1="5cm" svg:x2="2.8cm" svg:y2="10.4cm" draw:start-shape="id90" draw:start-glue-point="5" draw:end-shape="id92" draw:end-glue-point="0" svg:d="m6420 5000h-3620v5400">
          <text:p/>
        </draw:connector>
        <draw:connector draw:style-name="gr3" draw:text-style-name="P3" draw:layer="layout" svg:x1="9.42cm" svg:y1="5cm" svg:x2="16.1cm" svg:y2="9.6cm" draw:start-shape="id90" draw:start-glue-point="7" draw:end-shape="id93" draw:end-glue-point="4" svg:d="m9420 5000h6680v4600">
          <text:p/>
        </draw:connector>
        <draw:custom-shape draw:style-name="gr2" draw:text-style-name="P1" draw:id="id93" draw:layer="layout" svg:width="4cm" svg:height="2.4cm" svg:x="14.1cm" svg:y="9.6cm">
          <text:p text:style-name="P1"><text:span text:style-name="T1">Leben &gt;= 1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91" draw:layer="layout" svg:width="4cm" svg:height="2.4cm" svg:x="5.92cm" svg:y="9.6cm">
          <text:p text:style-name="P1"><text:span text:style-name="T1">Leben &gt;= 8 </text:span></text:p>
          <text:p text:style-name="P1"><text:span text:style-name="T1">&amp;&amp; &lt;= 1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1cm" svg:y1="10.8cm" svg:x2="12.8cm" svg:y2="13.1cm" draw:start-shape="id93" draw:start-glue-point="5" draw:end-shape="id94" draw:end-glue-point="0" svg:d="m14100 10800h-1300v2300">
          <text:p/>
        </draw:connector>
        <draw:custom-shape draw:style-name="gr2" draw:text-style-name="P1" draw:id="id92" draw:layer="layout" svg:width="3cm" svg:height="0.7cm" svg:x="1.3cm" svg:y="10.4cm">
          <text:p text:style-name="P1"><text:span text:style-name="T1">Maus == 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cm" svg:y1="11.1cm" svg:x2="2.8cm" svg:y2="14.9cm" draw:start-shape="id92" draw:start-glue-point="2" draw:end-shape="id95" draw:end-glue-point="4" svg:d="m2800 11100v3800">
          <text:p/>
        </draw:connector>
        <draw:custom-shape draw:style-name="gr2" draw:text-style-name="P1" draw:id="id95" draw:layer="layout" svg:width="1cm" svg:height="1cm" svg:x="2.3cm" svg:y="14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5.92cm" svg:y1="10.8cm" svg:x2="5.1cm" svg:y2="13.1cm" draw:start-shape="id91" draw:start-glue-point="5" draw:end-shape="id96" draw:end-glue-point="0" svg:d="m5920 10800h-820v2300">
          <text:p/>
        </draw:connector>
        <draw:connector draw:style-name="gr3" draw:text-style-name="P3" draw:layer="layout" svg:x1="18.1cm" svg:y1="10.8cm" svg:x2="7.9cm" svg:y2="3.1cm" draw:start-shape="id93" draw:start-glue-point="7" draw:end-shape="id89" draw:end-glue-point="8" svg:d="m18100 10800h511v-4449h-10711v-3251">
          <text:p/>
        </draw:connector>
        <draw:custom-shape draw:style-name="gr1" draw:text-style-name="P1" draw:layer="layout" svg:width="1cm" svg:height="0.5cm" svg:x="5.1cm" svg:y="10.1cm">
          <text:p text:style-name="P1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0.4cm" svg:x="17.9cm" svg:y="10.2cm">
          <text:p text:style-name="P1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72cm" svg:height="0.5cm" svg:x="13.228cm" svg:y="10.1cm">
          <text:p text:style-name="P1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96" draw:layer="layout" svg:width="3cm" svg:height="0.73cm" svg:x="3.6cm" svg:y="13.1cm">
          <text:p text:style-name="P1"><text:span text:style-name="T1">Küken ==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94" draw:layer="layout" svg:width="3cm" svg:height="0.689cm" svg:x="11.3cm" svg:y="13.1cm">
          <text:p text:style-name="P1"><text:span text:style-name="T1">Turtle == 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1cm" svg:y1="13.83cm" svg:x2="3.3cm" svg:y2="15.4cm" draw:start-shape="id96" draw:start-glue-point="2" draw:end-shape="id95" draw:end-glue-point="10" svg:d="m5100 13830v1570h-1800">
          <text:p/>
        </draw:connector>
        <draw:connector draw:style-name="gr3" draw:text-style-name="P3" draw:layer="layout" svg:x1="12.8cm" svg:y1="13.789cm" svg:x2="2.8cm" svg:y2="15.9cm" draw:start-shape="id94" draw:start-glue-point="2" draw:end-shape="id95" draw:end-glue-point="8" svg:d="m12800 13789v2622h-10000v-511">
          <text:p/>
        </draw:connector>
        <draw:custom-shape draw:style-name="gr1" draw:text-style-name="P2" draw:layer="layout" svg:width="3cm" svg:height="1cm" svg:x="1cm" svg:y="1.1cm">
          <text:p text:style-name="P2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4.6cm" svg:y="1.1cm">
          <text:p text:style-name="P5"><text:span text:style-name="T1">Auswahl von freigeschalteten</text:span></text:p>
          <text:p text:style-name="P5"><text:span text:style-name="T1">Tamagotch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19cm" svg:height="9.999cm" svg:x="0.9cm" svg:y="18.701cm">
          <draw:text-box>
            <text:p text:style-name="P4"><text:span text:style-name="T1">Notizen: </text:span></text:p>
            <text:p text:style-name="P4"><text:span text:style-name="T1">Bereich der Lebenspunkte min.1 Punkt, max.15 Punkte</text:span></text:p>
          </draw:text-box>
        </draw:frame>
        <draw:frame draw:style-name="gr6" draw:text-style-name="P5" draw:layer="layout" svg:width="1.332cm" svg:height="0.725cm" svg:x="18.878cm" svg:y="28.739cm">
          <draw:text-box>
            <text:p text:style-name="P5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17.4cm">
          <text:p text:style-name="P2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7.9cm" svg:y="17.4cm">
          <text:p text:style-name="P2"><text:span text:style-name="T1">Ebene 3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9.92cm" svg:y1="10.8cm" svg:x2="7.897cm" svg:y2="3.664cm" draw:start-shape="id91" draw:start-glue-point="7" svg:d="m9920 10800h511v-7136h-2534">
          <text:p/>
        </draw:connector>
      </draw:page>
      <draw:page draw:name="page10" draw:style-name="dp1" draw:master-page-name="Standard">
        <draw:custom-shape draw:style-name="gr1" draw:text-style-name="P1" draw:layer="layout" svg:width="1.172cm" svg:height="0.4cm" svg:x="12.3cm" svg:y="9.9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cm" svg:y1="3cm" svg:x2="10.298cm" svg:y2="4.2cm" draw:start-shape="id97" draw:start-glue-point="8" draw:end-shape="id98" svg:d="m10300 3000v601h-2v599">
          <text:p/>
        </draw:connector>
        <draw:custom-shape draw:style-name="gr2" draw:text-style-name="P1" draw:id="id97" draw:layer="layout" svg:width="1cm" svg:height="1cm" svg:x="9.8cm" svg:y="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9" draw:layer="layout" svg:width="3cm" svg:height="1.1cm" svg:x="8.8cm" svg:y="6.9cm">
          <text:p text:style-name="P3"><text:span text:style-name="T1">Datei anlege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3" draw:layer="layout" svg:x1="10.3cm" svg:y1="7.913cm" svg:x2="10.3cm" svg:y2="9.3cm" draw:start-shape="id99" draw:start-glue-point="6" draw:end-shape="id100" draw:end-glue-point="4" svg:d="m10300 7913v1387">
          <text:p/>
        </draw:connector>
        <draw:custom-shape draw:style-name="gr2" draw:text-style-name="P1" draw:id="id100" draw:layer="layout" svg:width="4cm" svg:height="2.4cm" svg:x="8.3cm" svg:y="9.3cm">
          <text:p text:style-name="P3"><text:span text:style-name="T1">Datei != NUL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25cm" svg:y1="13.5cm" svg:x2="7.235cm" svg:y2="14.728cm" draw:start-shape="id101" draw:start-glue-point="8" draw:end-shape="id102" draw:end-glue-point="4" svg:d="m7250 13500v568h-15v660">
          <text:p/>
        </draw:connector>
        <draw:custom-shape draw:style-name="gr1" draw:text-style-name="P1" draw:layer="layout" svg:width="1cm" svg:height="0.5cm" svg:x="7.2cm" svg:y="9.9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1" draw:layer="layout" svg:width="5.5cm" svg:height="1.1cm" svg:x="4.5cm" svg:y="12.4cm">
          <text:p text:style-name="P7"><text:span text:style-name="T1"><text:s/></text:span><text:span text:style-name="T1">Tamagotchi ist to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0.232684966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8.3cm" svg:y1="10.5cm" svg:x2="7.25cm" svg:y2="12.4cm" draw:start-shape="id100" draw:start-glue-point="5" draw:end-shape="id101" draw:end-glue-point="5" svg:d="m8300 10500h-1050v1900">
          <text:p/>
        </draw:connector>
        <draw:connector draw:style-name="gr3" draw:text-style-name="P3" draw:layer="layout" svg:x1="12.3cm" svg:y1="10.5cm" svg:x2="14.5cm" svg:y2="20.9cm" draw:start-shape="id100" draw:start-glue-point="7" draw:end-shape="id103" draw:end-glue-point="4" svg:d="m12300 10500h2200v10400">
          <text:p/>
        </draw:connector>
        <draw:custom-shape draw:style-name="gr2" draw:text-style-name="P1" draw:id="id103" draw:layer="layout" svg:width="1cm" svg:height="1cm" svg:x="14cm" svg:y="20.9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4" draw:layer="layout" svg:width="4cm" svg:height="2.4cm" svg:x="5.222cm" svg:y="16.6cm">
          <text:p text:style-name="P3"><text:span text:style-name="T1">Taste =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5.222cm" svg:y1="17.8cm" svg:x2="4cm" svg:y2="19.5cm" draw:start-shape="id104" draw:start-glue-point="5" draw:end-shape="id105" svg:d="m5222 17800h-1222v1700">
          <text:p/>
        </draw:connector>
        <draw:connector draw:style-name="gr3" draw:text-style-name="P3" draw:layer="layout" svg:x1="9.222cm" svg:y1="17.8cm" svg:x2="11.4cm" svg:y2="19.557cm" draw:start-shape="id104" draw:start-glue-point="7" draw:end-shape="id106" draw:end-glue-point="0" svg:d="m9222 17800h2178v1757">
          <text:p/>
        </draw:connector>
        <draw:custom-shape draw:style-name="gr2" draw:text-style-name="P1" draw:id="id106" draw:layer="layout" svg:width="3cm" svg:height="0.543cm" svg:x="9.9cm" svg:y="19.557cm">
          <text:p text:style-name="P3"><text:span text:style-name="T1">Datei lösche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5" draw:layer="layout" svg:width="3cm" svg:height="0.943cm" svg:x="2.5cm" svg:y="19.5cm">
          <text:p text:style-name="P3"><text:span text:style-name="T1">Tamagotchi</text:span></text:p>
          <text:p text:style-name="P3"><text:span text:style-name="T1">beend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4cm" svg:y1="20.1cm" svg:x2="14cm" svg:y2="21.4cm" draw:start-shape="id106" draw:start-glue-point="2" draw:end-shape="id103" draw:end-glue-point="6" svg:d="m11400 20100v1300h2600">
          <text:p/>
        </draw:connector>
        <draw:custom-shape draw:style-name="gr1" draw:text-style-name="P1" draw:layer="layout" svg:width="1.172cm" svg:height="0.4cm" svg:x="9.128cm" svg:y="17.3cm">
          <text:p text:style-name="P3"><text:span text:style-name="T1">j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228cm" svg:y="17.257cm">
          <text:p text:style-name="P3"><text:span text:style-name="T1">ne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98" draw:layer="layout" svg:width="5.5cm" svg:height="1.5cm" svg:x="7.548cm" svg:y="4.2cm">
          <text:p text:style-name="P3"><text:span text:style-name="T1">Avatar</text:span></text:p>
          <text:p text:style-name="P3"><text:span text:style-name="T1">== </text:span></text:p>
          <text:p text:style-name="P3"><text:span text:style-name="T1">Auswahl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0.232684966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10.298cm" svg:y1="5.7cm" svg:x2="10.3cm" svg:y2="7.009cm" draw:start-shape="id98" draw:start-glue-point="8" draw:end-shape="id99" draw:end-glue-point="4" svg:d="m10298 5700v601h2v708">
          <text:p/>
        </draw:connector>
        <draw:custom-shape draw:style-name="gr1" draw:text-style-name="P2" draw:layer="layout" svg:width="3cm" svg:height="1cm" svg:x="1cm" svg:y="1cm">
          <text:p text:style-name="P7"><text:span text:style-name="T1">Nico An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5cm" svg:height="1cm" svg:x="15cm" svg:y="1cm">
          <text:p text:style-name="P8"><text:span text:style-name="T1">Tamagotchi rese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207cm" svg:height="0.725cm" svg:x="17.94cm" svg:y="28.739cm">
          <draw:text-box>
            <text:p text:style-name="P8"><text:span text:style-name="T1"><text:page-number>&lt;Nummer&gt;</text:page-number></text:span><text:span text:style-name="T1">/10</text:span></text:p>
          </draw:text-box>
        </draw:frame>
        <draw:custom-shape draw:style-name="gr1" draw:text-style-name="P2" draw:layer="layout" svg:width="2cm" svg:height="1cm" svg:x="1.1cm" svg:y="22.2cm">
          <text:p text:style-name="P7"><text:span text:style-name="T1">v.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18cm" svg:y="22.2cm">
          <text:p text:style-name="P7"><text:span text:style-name="T1">Eben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" draw:layer="layout" svg:width="19cm" svg:height="4.695cm" svg:x="1cm" svg:y="23.005cm">
          <draw:text-box>
            <text:p><text:span text:style-name="T1">Notizen:</text:span></text:p>
            <text:p><text:span text:style-name="T1"/></text:p>
          </draw:text-box>
        </draw:frame>
        <draw:custom-shape draw:style-name="gr2" draw:text-style-name="P1" draw:id="id102" draw:layer="layout" svg:width="4cm" svg:height="0.943cm" svg:x="5.235cm" svg:y="14.635cm">
          <text:p text:style-name="P3"><text:span text:style-name="T1">Eingab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4" draw:text-style-name="P3" draw:layer="layout" svg:x1="7.235cm" svg:y1="15.504cm" svg:x2="7.222cm" svg:y2="16.6cm" draw:start-shape="id102" draw:start-glue-point="6" draw:end-shape="id104" draw:end-glue-point="4" svg:d="m7235 15504v585h-13v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o Anders</meta:initial-creator>
    <meta:creation-date>2012-03-31T16:39:57</meta:creation-date>
    <dc:date>2012-04-18T21:58:02</dc:date>
    <dc:creator>Nico Anders</dc:creator>
    <meta:editing-duration>PT16H50M48S</meta:editing-duration>
    <meta:editing-cycles>769</meta:editing-cycles>
    <meta:generator>OpenOffice.org/3.2$Unix OpenOffice.org_project/320m12$Build-9483</meta:generator>
    <meta:document-statistic meta:object-count="333"/>
  </office:meta>
</office:document-meta>
</file>